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7c70" officeooo:paragraph-rsid="001f7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 FTP <text:s/>setver</text:p>
      <text:p text:style-name="P1"/>
      <text:p text:style-name="P1">pc not default gateway switch no work</text:p>
      <text:p text:style-name="P1">server fasteather net ip set than</text:p>
      <text:p text:style-name="P1">config ip service ftp on pass</text:p>
      <text:p text:style-name="P1"/>
      <text:p text:style-name="P1"/>
      <text:p text:style-name="P1">pc browser than comment ftp 192.168.1.1</text:p>
      <text:p text:style-name="P1">user </text:p>
      <text:p text:style-name="P1">pass</text:p>
      <text:p text:style-name="P1">ftp&gt;help</text:p>
      <text:p text:style-name="P1">dir </text:p>
      <text:p text:style-name="P1">delete </text:p>
      <text:p text:style-name="P1">dir</text:p>
      <text:p text:style-name="P1"/>
      <text:p text:style-name="P1"/>
      <text:p text:style-name="P1"/>
      <text:p text:style-name="P1">RIP</text:p>
      <text:p text:style-name="P1">exit exit</text:p>
      <text:p text:style-name="P1">enable</text:p>
      <text:p text:style-name="P1">config terminal</text:p>
      <text:p text:style-name="P1">route rip</text:p>
      <text:p text:style-name="P1">version 2</text:p>
      <text:p text:style-name="P1">network all</text:p>
      <text:p text:style-name="P1">exit</text:p>
      <text:p text:style-name="P1">exit</text:p>
      <text:p text:style-name="P1">write memory</text:p>
      <text:p text:style-name="P1">exit</text:p>
      <text:p text:style-name="P1">show ip route rip</text:p>
      <text:p text:style-name="P1"/>
      <text:p text:style-name="P1"/>
      <text:p text:style-name="P1">OSPF</text:p>
      <text:p text:style-name="P1">enable</text:p>
      <text:p text:style-name="P1">config terminal</text:p>
      <text:p text:style-name="P1">route ospf 1</text:p>
      <text:p text:style-name="P1">network <text:s/>invert mask area 0</text:p>
      <text:p text:style-name="P1">exit </text:p>
      <text:p text:style-name="P1">exit</text:p>
      <text:p text:style-name="P1">write memory</text:p>
      <text:p text:style-name="P1">exit</text:p>
      <text:p text:style-name="P1">show ip route osp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20T01:03:09.347172245</meta:creation-date>
    <dc:date>2025-05-20T01:12:53.726806190</dc:date>
    <meta:editing-duration>PT9M44S</meta:editing-duration>
    <meta:editing-cycles>1</meta:editing-cycles>
    <meta:document-statistic meta:table-count="0" meta:image-count="0" meta:object-count="0" meta:page-count="1" meta:paragraph-count="33" meta:word-count="76" meta:character-count="394" meta:non-whitespace-character-count="345"/>
    <meta:generator>LibreOffice/7.3.4.2$MacOSX_AARCH64 LibreOffice_project/728fec16bd5f605073805c3c9e7c4212a0120dc5</meta:generator>
  </office:meta>
</office:document-meta>
</file>